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7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7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Bernard Drachman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52</text:p>
      <text:p text:style-name="P5">Date (derived from Gregorian calendar)<text:tab/>January 11, 1892</text:p>
      <text:p text:style-name="P5">Month<text:tab/><text:tab/><text:tab/><text:tab/><text:tab/><text:tab/>January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Y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New York, Jan 11<text:span text:style-name="T2">th</text:span><text:span text:style-name="T3">[/ inserted by author]5652/</text:span></text:p>
      <text:p text:style-name="P2"><text:span text:style-name="T3">Dear Dr!/</text:span></text:p>
      <text:p text:style-name="P2"><text:span text:style-name="T3"><text:tab/>Your recent communication/ afforded me much pleasure. <text:s/>I/ was not merely gratified, as a pre-/-ceptor naturally must be, at the/ splendid success of a favorite/ pupil, but it was to me, I must/ frankly state, a source of special/ satisfaction </text:span><text:span text:style-name="T4">to me</text:span><text:span text:style-name="T3">, that you, dear/ Doctor, had the opportunity to see/ a prospect of an early fruition/ of the hopes which you have/ placed in the Seminary./</text:span></text:p>
      <text:p text:style-name="P2"><text:span text:style-name="T3">From the first moment when/</text:span></text:p>
      <text:p text:style-name="P2"><text:span text:style-name="T3"/></text:p>
      <text:p text:style-name="P2"><text:span text:style-name="T3">[Page 2]</text:span></text:p>
      <text:p text:style-name="P2"><text:span text:style-name="T3">you began your sacred undertak-/-ing, the establishment of an in-/-stitution which should advance/ the cause of conservative Judaism/ by sending to our communities/ Rabbis learned in ancestral lore/ and, at the same time, well equipped/ with secular culture, I have sym-/-pathized with your great enterprize[sic!]/ and like you, I have found in this/ idea, the only solution of the cry-/-ing religious </text:span><text:soft-page-break/><text:span text:style-name="T3">problem of our age,/ the union of piety and worldly re-/-finement. <text:s/>Talented and eloquent/ young ministers, inspired by Jewish/ fervor and of unswerving religious/ steadfastness, such as young Hertz/ we trust and have reason to be-/-lieve, will become, are what we/ urgently require for the defence[sic!]/ and propagation of our cause in/</text:span></text:p>
      <text:p text:style-name="P2"><text:span text:style-name="T3"/></text:p>
      <text:p text:style-name="P2"><text:span text:style-name="T3">[Page 3]</text:span></text:p>
      <text:p text:style-name="P2"><text:span text:style-name="T3">this land and for such, I have/ no doubt, opportunities and/ places for efficient work will not/ be wanting./</text:span></text:p>
      <text:p text:style-name="P2"><text:span text:style-name="T3">The hope of rearing such, which/ has been your inspiration in all/ your arduous efforts on behalf of/ the Seminary, has also been my/ guiding motive in carrying out/ the task which you have put upon/ my shoulders. <text:s/>I have always and/ still endeavor to so train the minds/ and direct the sympathies of our/ pupils that they shall be faith-/-ful Jews and true Americans./ <text:s/>Hoping that our efforts shall not/ be unsuccessful and that we shall/ be privileged to rejoice, through the/ blessing of Providence, in the happy/ fruition of your and our labor, I/ remain, with profound respect/</text:span></text:p>
      <text:p text:style-name="P2"><text:span text:style-name="T3"/></text:p>
      <text:p text:style-name="P2"><text:span text:style-name="T3">[Page 4]</text:span></text:p>
      <text:p text:style-name="P2"><text:span text:style-name="T3">and true esteem/</text:span></text:p>
      <text:p text:style-name="P2"><text:span text:style-name="T3"><text:tab/>very sincerely yours/ Bernard Drachman/</text:span></text:p>
      <text:p text:style-name="P2"><text:span text:style-name="T3">P. S. I trust that your health is/ again good and that you will/ soon be able to give again your/ personal attention to the affairs of/ the Seminary/ B. 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30T13:35:32.63</meta:creation-date>
    <meta:document-statistic meta:table-count="0" meta:image-count="0" meta:object-count="0" meta:page-count="3" meta:paragraph-count="74" meta:word-count="526" meta:character-count="3414"/>
    <dc:date>2011-11-30T14:26:54.90</dc:date>
    <dc:creator>Penn Libraries</dc:creator>
    <meta:editing-duration>PT00H05M20S</meta:editing-duration>
    <meta:editing-cycles>1</meta:editing-cycles>
    <meta:generator>OpenOffice.org/3.2$Win32 OpenOffice.org_project/320m12$Build-9483</meta:generator>
  </office:meta>
</office:document-meta>
</file>